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Title">
      <style:text-properties style:font-name="Verdana" officeooo:rsid="0015d831" officeooo:paragraph-rsid="0015d831"/>
    </style:style>
    <style:style style:name="P2" style:family="paragraph" style:parent-style-name="Text_20_body">
      <style:text-properties style:font-name="Verdana" officeooo:rsid="0015d831" officeooo:paragraph-rsid="0015d831"/>
    </style:style>
    <style:style style:name="P3" style:family="paragraph" style:parent-style-name="Heading_20_1">
      <style:text-properties style:font-name="Verdana" style:text-underline-style="solid" style:text-underline-width="auto" style:text-underline-color="font-color" officeooo:rsid="0015d831" officeooo:paragraph-rsid="0015d831"/>
    </style:style>
    <style:style style:name="P4" style:family="paragraph" style:parent-style-name="Text_20_body" style:list-style-name="L1">
      <style:text-properties style:font-name="Verdana" style:text-underline-style="none" officeooo:rsid="0015d831" officeooo:paragraph-rsid="0015d831"/>
    </style:style>
    <style:style style:name="P5" style:family="paragraph" style:parent-style-name="Text_20_body" style:list-style-name="L1">
      <style:text-properties style:font-name="Verdana" style:text-underline-style="none" officeooo:rsid="00175864" officeooo:paragraph-rsid="00175864"/>
    </style:style>
    <style:style style:name="P6" style:family="paragraph" style:parent-style-name="Text_20_body">
      <style:text-properties style:font-name="Verdana" style:text-underline-style="none" officeooo:rsid="00175864" officeooo:paragraph-rsid="00175864"/>
    </style:style>
    <style:style style:name="P7" style:family="paragraph" style:parent-style-name="Heading_20_1">
      <style:text-properties style:font-name="Verdana" style:text-underline-style="solid" style:text-underline-width="auto" style:text-underline-color="font-color" officeooo:rsid="00175864" officeooo:paragraph-rsid="00175864"/>
    </style:style>
    <style:style style:name="P8" style:family="paragraph" style:parent-style-name="Text_20_body" style:list-style-name="L2">
      <style:text-properties style:font-name="Verdana" style:text-underline-style="none" officeooo:rsid="00175864" officeooo:paragraph-rsid="00175864"/>
    </style:style>
    <style:style style:name="P9" style:family="paragraph" style:parent-style-name="Text_20_body" style:list-style-name="L2">
      <style:text-properties style:font-name="Verdana" style:text-underline-style="none" officeooo:rsid="00183a39" officeooo:paragraph-rsid="00183a39"/>
    </style:style>
    <style:style style:name="P10" style:family="paragraph" style:parent-style-name="Text_20_body" style:list-style-name="L2">
      <style:text-properties style:font-name="Verdana" style:text-underline-style="none" officeooo:rsid="00195fb2" officeooo:paragraph-rsid="00195fb2"/>
    </style:style>
    <style:style style:name="P11" style:family="paragraph" style:parent-style-name="Text_20_body">
      <style:text-properties style:font-name="Verdana" style:text-underline-style="none" officeooo:rsid="00195fb2" officeooo:paragraph-rsid="00195fb2"/>
    </style:style>
    <style:style style:name="P12" style:family="paragraph" style:parent-style-name="Heading_20_1">
      <style:text-properties style:text-underline-style="solid" style:text-underline-width="auto" style:text-underline-color="font-color" officeooo:paragraph-rsid="00195fb2"/>
    </style:style>
    <style:style style:name="P13" style:family="paragraph" style:parent-style-name="Text_20_body" style:list-style-name="L3">
      <style:text-properties style:text-underline-style="none" officeooo:rsid="00195fb2" officeooo:paragraph-rsid="00195fb2"/>
    </style:style>
    <style:style style:name="T1" style:family="text">
      <style:text-properties officeooo:rsid="0017f75a"/>
    </style:style>
    <style:style style:name="T2" style:family="text">
      <style:text-properties style:font-name="Verdana" officeooo:rsid="00175864"/>
    </style:style>
    <style:style style:name="T3" style:family="text">
      <style:text-properties style:font-name="Verdana" officeooo:rsid="00195fb2"/>
    </style:style>
    <style:style style:name="T4" style:family="text">
      <style:text-properties style:font-name="Verdan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1</text:p>
      <text:p text:style-name="P2"/>
      <text:h text:style-name="P3" text:outline-level="1">I :</text:h>
      <text:list text:style-name="L1">
        <text:list-item>
          <text:p text:style-name="P4">Droit de propriété</text:p>
        </text:list-item>
        <text:list-item>
          <text:p text:style-name="P4">Intro dans un domicile Dégradation.</text:p>
          <text:p text:style-name="P4">Vol d’énergie et d’eau</text:p>
        </text:list-item>
        <text:list-item>
          <text:p text:style-name="P4">Prison ferme (13 mois)</text:p>
          <text:p text:style-name="P4">Réparation dommage (6 000 €)</text:p>
          <text:p text:style-name="P4">Amendes → état</text:p>
        </text:list-item>
        <text:list-item>
          <text:p text:style-name="P5"/>
        </text:list-item>
      </text:list>
      <text:p text:style-name="P6"/>
      <text:h text:style-name="P7" text:outline-level="1">II :</text:h>
      <text:list text:style-name="L2">
        <text:list-item>
          <text:p text:style-name="P8">Cannabis récréatif <text:span text:style-name="T1">=&gt;</text:span> <text:span text:style-name="T1">illégal : consommation + détention + vente.</text:span></text:p>
          <text:p text:style-name="P8">CBD <text:span text:style-name="T1">=&gt; THC inférieur à 0,3 % = autorisé</text:span></text:p>
          <text:p text:style-name="P8">Cannbis thérapeutique <text:span text:style-name="T1">=&gt; consommation autorisé sous certaines conditions</text:span></text:p>
        </text:list-item>
        <text:list-item>
          <text:p text:style-name="P8">L'importation, l'acquisition, la détention, le transport, l'emploi et offre ou cession de stupéfiants <text:span text:style-name="T1">et cela est puni de dix ans d'emprisonnement et de 7 500 000 euros d'amende.</text:span></text:p>
        </text:list-item>
        <text:list-item>
          <text:p text:style-name="P9">Caractére des regles de droit :</text:p>
          <text:list>
            <text:list-header>
              <text:p text:style-name="P9">Générale et impersonnelle</text:p>
              <text:p text:style-name="P9">Obligatoire = si non respect =&gt; sanctionnée</text:p>
              <text:p text:style-name="P9">légitime = élaborées par les représentants du peuples</text:p>
            </text:list-header>
          </text:list>
        </text:list-item>
        <text:list-item>
          <text:p text:style-name="P10">f</text:p>
        </text:list-item>
      </text:list>
      <text:p text:style-name="P11"/>
      <text:p text:style-name="P11"/>
      <text:p text:style-name="P11"/>
      <text:h text:style-name="P12" text:outline-level="1"><text:soft-page-break/><text:span text:style-name="T2">II</text:span><text:span text:style-name="T3">I :</text:span></text:h>
      <text:list text:style-name="L3">
        <text:list-item>
          <text:p text:style-name="P13"><text:span text:style-name="T2">O</text:span><text:span text:style-name="T4">rganiser la société </text:span></text:p>
        </text:list-item>
        <text:list-item>
          <text:p text:style-name="P13"><text:span text:style-name="T4">Egalité des H en droit</text:span></text:p>
          <text:p text:style-name="P13"><text:span text:style-name="T4">Liberté</text:span></text:p>
          <text:p text:style-name="P13"><text:span text:style-name="T4">Fraternité = solidarité</text:span></text:p>
          <text:p text:style-name="P13"><text:span text:style-name="T4">Laicité = pas de religion d’éta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>
      <style:text-properties style:font-name="Verdana" fo:font-family="Verdana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08:40:52.665000000</meta:creation-date>
    <dc:date>2025-01-30T09:55:05.843000000</dc:date>
    <meta:editing-duration>PT5M45S</meta:editing-duration>
    <meta:editing-cycles>1</meta:editing-cycles>
    <meta:document-statistic meta:table-count="0" meta:image-count="0" meta:object-count="0" meta:page-count="2" meta:paragraph-count="25" meta:word-count="139" meta:character-count="786" meta:non-whitespace-character-count="680"/>
    <meta:generator>LibreOffice/24.8.4.2$Windows_X86_64 LibreOffice_project/bb3cfa12c7b1bf994ecc5649a80400d06cd71002</meta:generator>
  </office:meta>
</office:document-meta>
</file>